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21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17.8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ElevationService class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2">
          <table:table-cell office:value-type="string" table:number-columns-spanned="3" table:number-rows-spanned="1">
            <text:p>Defines a service class that talks directly to Google servers for requesting elevation data.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3">
          <table:table-cell table:style-name="ce2" office:value-type="string">
            <text:p>Constructor</text:p>
          </table:table-cell>
          <table:table-cell table:number-columns-repeated="2"/>
        </table:table-row>
        <table:table-row table:style-name="ro4">
          <table:table-cell table:style-name="ce3" office:value-type="string">
            <text:p>Constructor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4">
          <table:table-cell table:style-name="ce4" office:value-type="string">
            <text:p>ElevationService()</text:p>
          </table:table-cell>
          <table:table-cell office:value-type="string" table:number-columns-spanned="2" table:number-rows-spanned="1">
            <text:p>Creates a new instance of a ElevationService that sends elevation queries to Google servers.</text:p>
          </table:table-cell>
          <table:covered-table-cell/>
        </table:table-row>
        <table:table-row table:style-name="ro2">
          <table:table-cell/>
          <table:table-cell table:style-name="Default" table:number-columns-repeated="2"/>
        </table:table-row>
        <table:table-row table:style-name="ro3">
          <table:table-cell table:style-name="ce2" office:value-type="string">
            <text:p>Methods</text:p>
          </table:table-cell>
          <table:table-cell table:number-columns-repeated="2"/>
        </table:table-row>
        <table:table-row table:style-name="ro4">
          <table:table-cell table:style-name="ce3" office:value-type="string">
            <text:p>Methods</text:p>
          </table:table-cell>
          <table:table-cell table:style-name="ce3" office:value-type="string">
            <text:p>Return Value</text:p>
          </table:table-cell>
          <table:table-cell table:style-name="ce3" office:value-type="string">
            <text:p>Description</text:p>
          </table:table-cell>
        </table:table-row>
        <table:table-row table:style-name="ro5">
          <table:table-cell table:style-name="ce4" office:value-type="string">
            <text:p>getElevationAlongPath(request:<text:a xlink:href="../PathElevationRequest%20object.ods">PathElevationRequest</text:a>, callback:function(Array.&lt;<text:a xlink:href="../ElevationResult%20object.ods">ElevationResult</text:a>&gt;, <text:a xlink:href="../ElevationStatus%20class.ods">ElevationStatus</text:a>))</text:p>
          </table:table-cell>
          <table:table-cell office:value-type="string">
            <text:p>None</text:p>
          </table:table-cell>
          <table:table-cell office:value-type="string">
            <text:p>Makes an elevation request along a path, where the elevation data are returned as distance-based samples along that path.</text:p>
          </table:table-cell>
        </table:table-row>
        <table:table-row table:style-name="ro5">
          <table:table-cell table:style-name="ce4" office:value-type="string">
            <text:p>getElevationForLocations(request:<text:a xlink:href="../LocationElevationRequest%20object.ods">LocationElevationRequest</text:a>, callback:function(Array.&lt;<text:a xlink:href="../ElevationResult%20object.ods">ElevationResult</text:a>&gt;, <text:a xlink:href="../ElevationStatus%20class.ods">ElevationStatus</text:a>))</text:p>
          </table:table-cell>
          <table:table-cell office:value-type="string">
            <text:p>None</text:p>
          </table:table-cell>
          <table:table-cell office:value-type="string">
            <text:p>Makes an elevation request for a list of discrete locations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11:55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5T11:31:45.59</meta:creation-date>
    <dc:date>2012-10-05T11:55:31.97</dc:date>
    <meta:editing-duration>PT23M46S</meta:editing-duration>
    <meta:editing-cycles>1</meta:editing-cycles>
    <meta:document-statistic meta:table-count="3" meta:cell-count="17" meta:object-count="0"/>
    <meta:generator>OpenOffice.org/3.3$Win32 OpenOffice.org_project/330m20$Build-9567</meta:generator>
  </office:meta>
</office:document-meta>
</file>